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officeooo:rsid="000ac20f" officeooo:paragraph-rsid="000ac20f" style:font-size-asian="10.5pt"/>
    </style:style>
    <style:style style:name="P2" style:family="paragraph" style:parent-style-name="Standard">
      <style:text-properties fo:language="es" fo:country="ES" officeooo:rsid="000c7202" officeooo:paragraph-rsid="000c7202" style:font-size-asian="10.5pt"/>
    </style:style>
    <style:style style:name="P3" style:family="paragraph" style:parent-style-name="Standard" style:list-style-name="L1">
      <style:text-properties officeooo:paragraph-rsid="000c7202"/>
    </style:style>
    <style:style style:name="P4" style:family="paragraph" style:parent-style-name="Standard" style:list-style-name="L1">
      <style:text-properties fo:font-weight="bold" officeooo:paragraph-rsid="000c7202" style:font-weight-asian="bold" style:font-weight-complex="bold"/>
    </style:style>
    <style:style style:name="P5" style:family="paragraph" style:parent-style-name="Standard" style:list-style-name="L1">
      <style:text-properties fo:font-weight="bold" officeooo:rsid="000c7202" officeooo:paragraph-rsid="000c7202" style:font-weight-asian="bold" style:font-weight-complex="bold"/>
    </style:style>
    <style:style style:name="P6" style:family="paragraph" style:parent-style-name="Standard" style:list-style-name="L2">
      <style:text-properties fo:font-weight="bold" officeooo:paragraph-rsid="0015bc21" style:font-weight-asian="bold" style:font-weight-complex="bold"/>
    </style:style>
    <style:style style:name="P7" style:family="paragraph" style:parent-style-name="Standard" style:list-style-name="L2">
      <style:text-properties fo:font-weight="bold" officeooo:rsid="0015bc21" officeooo:paragraph-rsid="0015bc21" style:font-weight-asian="bold" style:font-weight-complex="bold"/>
    </style:style>
    <style:style style:name="P8" style:family="paragraph" style:parent-style-name="Standard" style:list-style-name="L2">
      <style:text-properties fo:font-weight="bold" officeooo:rsid="00165e9a" officeooo:paragraph-rsid="00165e9a" style:font-weight-asian="bold" style:font-weight-complex="bold"/>
    </style:style>
    <style:style style:name="P9" style:family="paragraph" style:parent-style-name="Standard" style:list-style-name="L1">
      <style:text-properties officeooo:rsid="000c7202" officeooo:paragraph-rsid="001041ce"/>
    </style:style>
    <style:style style:name="P10" style:family="paragraph" style:parent-style-name="Standard" style:list-style-name="L1">
      <style:text-properties officeooo:rsid="000dafed" officeooo:paragraph-rsid="000dafed"/>
    </style:style>
    <style:style style:name="P11" style:family="paragraph" style:parent-style-name="Standard" style:list-style-name="L1">
      <style:text-properties officeooo:rsid="000eea0a" officeooo:paragraph-rsid="000eea0a"/>
    </style:style>
    <style:style style:name="P12" style:family="paragraph" style:parent-style-name="Standard" style:list-style-name="L1">
      <style:text-properties officeooo:rsid="00111b5e" officeooo:paragraph-rsid="00111b5e"/>
    </style:style>
    <style:style style:name="P13" style:family="paragraph" style:parent-style-name="Standard" style:list-style-name="L1">
      <style:text-properties officeooo:rsid="00127ff0" officeooo:paragraph-rsid="00127ff0"/>
    </style:style>
    <style:style style:name="P14" style:family="paragraph" style:parent-style-name="Standard">
      <style:text-properties officeooo:rsid="00127ff0" officeooo:paragraph-rsid="00127ff0"/>
    </style:style>
    <style:style style:name="P15" style:family="paragraph" style:parent-style-name="Standard" style:list-style-name="L2">
      <style:text-properties officeooo:rsid="00127ff0" officeooo:paragraph-rsid="00127ff0"/>
    </style:style>
    <style:style style:name="P16" style:family="paragraph" style:parent-style-name="Standard">
      <style:paragraph-properties fo:text-align="center" style:justify-single-word="false"/>
      <style:text-properties fo:font-size="14pt" fo:language="es" fo:country="ES" fo:font-weight="bold" officeooo:rsid="000ac20f" officeooo:paragraph-rsid="000ac20f"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127ff0" officeooo:paragraph-rsid="00127ff0"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165e9a" officeooo:paragraph-rsid="00165e9a" style:font-size-asian="14pt" style:font-weight-asian="bold" style:font-size-complex="14pt" style:font-weight-complex="bold"/>
    </style:style>
    <style:style style:name="P19" style:family="paragraph" style:parent-style-name="Standard" style:list-style-name="L2">
      <style:text-properties officeooo:rsid="00146572" officeooo:paragraph-rsid="00146572"/>
    </style:style>
    <style:style style:name="P20" style:family="paragraph" style:parent-style-name="Standard" style:list-style-name="L2">
      <style:text-properties officeooo:rsid="0015bc21" officeooo:paragraph-rsid="0015bc21"/>
    </style:style>
    <style:style style:name="P21" style:family="paragraph" style:parent-style-name="Standard" style:list-style-name="L2">
      <style:text-properties officeooo:paragraph-rsid="0015bc21"/>
    </style:style>
    <style:style style:name="P22" style:family="paragraph" style:parent-style-name="Standard" style:list-style-name="L2">
      <style:text-properties officeooo:rsid="00165e9a" officeooo:paragraph-rsid="00165e9a"/>
    </style:style>
    <style:style style:name="P23" style:family="paragraph" style:parent-style-name="Standard">
      <style:text-properties officeooo:rsid="00165e9a" officeooo:paragraph-rsid="00165e9a"/>
    </style:style>
    <style:style style:name="P24" style:family="paragraph" style:parent-style-name="Standard">
      <style:text-properties officeooo:rsid="0018dc03" officeooo:paragraph-rsid="0018dc03"/>
    </style:style>
    <style:style style:name="T1" style:family="text">
      <style:text-properties fo:font-style="normal" style:font-style-asian="normal" style:font-style-complex="normal"/>
    </style:style>
    <style:style style:name="T2" style:family="text">
      <style:text-properties fo:language="es" fo:country="ES" officeooo:rsid="000ac20f" style:font-size-asian="10.5pt"/>
    </style:style>
    <style:style style:name="T3" style:family="text">
      <style:text-properties fo:language="es" fo:country="ES" officeooo:rsid="000c7202" style:font-size-asian="10.5pt"/>
    </style:style>
    <style:style style:name="T4" style:family="text">
      <style:text-properties fo:language="es" fo:country="ES" fo:font-style="italic" officeooo:rsid="000ac20f" style:font-size-asian="10.5pt" style:font-style-asian="italic" style:font-style-complex="italic"/>
    </style:style>
    <style:style style:name="T5" style:family="text">
      <style:text-properties fo:language="es" fo:country="ES" fo:font-style="italic" officeooo:rsid="000dafed" style:font-size-asian="10.5pt" style:font-style-asian="italic" style:font-style-complex="italic"/>
    </style:style>
    <style:style style:name="T6" style:family="text">
      <style:text-properties fo:language="es" fo:country="ES" fo:font-style="normal" style:font-size-asian="10.5pt" style:font-style-asian="normal" style:font-style-complex="normal"/>
    </style:style>
    <style:style style:name="T7" style:family="text">
      <style:text-properties fo:language="es" fo:country="ES" fo:font-style="normal" officeooo:rsid="000ac20f" style:font-size-asian="10.5pt" style:font-style-asian="normal" style:font-style-complex="normal"/>
    </style:style>
    <style:style style:name="T8" style:family="text">
      <style:text-properties fo:language="es" fo:country="ES" fo:font-style="normal" officeooo:rsid="000c7202" style:font-size-asian="10.5pt" style:font-style-asian="normal" style:font-style-complex="normal"/>
    </style:style>
    <style:style style:name="T9" style:family="text">
      <style:text-properties fo:language="es" fo:country="ES" fo:font-style="normal" officeooo:rsid="000dafed" style:font-size-asian="10.5pt" style:font-style-asian="normal" style:font-style-complex="normal"/>
    </style:style>
    <style:style style:name="T10" style:family="text">
      <style:text-properties fo:language="es" fo:country="ES" fo:font-style="normal" officeooo:rsid="001041ce" style:font-size-asian="10.5pt" style:font-style-asian="normal" style:font-style-complex="normal"/>
    </style:style>
    <style:style style:name="T11" style:family="text">
      <style:text-properties style:text-position="sub 58%" fo:language="es" fo:country="ES" fo:font-style="normal" style:font-size-asian="10.5pt" style:font-style-asian="normal" style:font-style-complex="normal"/>
    </style:style>
    <style:style style:name="T12" style:family="text">
      <style:text-properties style:text-position="0% 100%" fo:language="es" fo:country="ES" fo:font-style="normal" style:font-size-asian="10.5pt" style:font-style-asian="normal" style:font-style-complex="normal"/>
    </style:style>
    <style:style style:name="T13" style:family="text">
      <style:text-properties style:text-position="0% 100%" fo:language="es" fo:country="ES" fo:font-style="normal" officeooo:rsid="001041ce" style:font-size-asian="10.5pt" style:font-style-asian="normal" style:font-style-complex="normal"/>
    </style:style>
    <style:style style:name="T14" style:family="text">
      <style:text-properties style:text-position="0% 100%" fo:language="es" fo:country="ES" fo:font-style="normal" officeooo:rsid="000dafed" style:font-size-asian="10.5pt" style:font-style-asian="normal" style:font-style-complex="normal"/>
    </style:style>
    <style:style style:name="T15" style:family="text">
      <style:text-properties style:text-position="0% 100%" fo:language="es" fo:country="ES" fo:font-style="normal" officeooo:rsid="00111b5e" style:font-size-asian="10.5pt" style:font-style-asian="normal" style:font-style-complex="normal"/>
    </style:style>
    <style:style style:name="T16" style:family="text">
      <style:text-properties style:text-position="0% 100%" fo:language="es" fo:country="ES" fo:font-style="normal" officeooo:rsid="00127ff0" style:font-size-asian="10.5pt" style:font-style-asian="normal" style:font-style-complex="normal"/>
    </style:style>
    <style:style style:name="T17" style:family="text">
      <style:text-properties style:text-position="0% 100%" fo:language="es" fo:country="ES" fo:font-style="normal" officeooo:rsid="00146572" style:font-size-asian="10.5pt" style:font-style-asian="normal" style:font-style-complex="normal"/>
    </style:style>
    <style:style style:name="T18" style:family="text">
      <style:text-properties style:text-position="0% 100%" fo:language="es" fo:country="ES" fo:font-style="normal" officeooo:rsid="0015bc21" style:font-size-asian="10.5pt" style:font-style-asian="normal" style:font-style-complex="normal"/>
    </style:style>
    <style:style style:name="T19" style:family="text">
      <style:text-properties style:text-position="0% 100%" fo:language="es" fo:country="ES" fo:font-style="normal" officeooo:rsid="00165e9a" style:font-size-asian="10.5pt" style:font-style-asian="normal" style:font-style-complex="normal"/>
    </style:style>
    <style:style style:name="T20" style:family="text">
      <style:text-properties style:text-position="0% 100%" fo:language="es" fo:country="ES" fo:font-style="normal" officeooo:rsid="0019f5ad" style:font-size-asian="10.5pt" style:font-style-asian="normal" style:font-style-complex="normal"/>
    </style:style>
    <style:style style:name="T21" style:family="text">
      <style:text-properties style:text-position="0% 100%" fo:language="es" fo:country="ES" fo:font-style="normal" style:font-style-asian="normal" style:font-style-complex="normal"/>
    </style:style>
    <style:style style:name="T22" style:family="text">
      <style:text-properties style:text-position="0% 100%" fo:language="es" fo:country="ES" fo:font-style="normal" officeooo:rsid="001041ce" style:font-style-asian="normal" style:font-style-complex="normal"/>
    </style:style>
    <style:style style:name="T23" style:family="text">
      <style:text-properties style:text-position="0% 100%" style:font-name="Liberation Serif1" fo:language="es" fo:country="ES" fo:font-style="normal" officeooo:rsid="001041ce" style:font-size-asian="10.5pt" style:font-style-asian="normal" style:font-style-complex="normal"/>
    </style:style>
    <style:style style:name="T24" style:family="text">
      <style:text-properties style:text-position="0% 100%" style:font-name="Liberation Serif" fo:language="es" fo:country="ES" fo:font-style="normal" officeooo:rsid="001041ce" style:font-size-asian="10.5pt" style:font-style-asian="normal" style:font-style-complex="normal"/>
    </style:style>
    <style:style style:name="T25" style:family="text">
      <style:text-properties style:text-position="super 58%" fo:language="es" fo:country="ES" fo:font-style="normal" officeooo:rsid="001041ce" style:font-size-asian="10.5pt" style:font-style-asian="normal" style:font-style-complex="normal"/>
    </style:style>
    <style:style style:name="T26" style:family="text">
      <style:text-properties style:font-name="Liberation Serif1" fo:language="es" fo:country="ES" fo:font-style="normal" officeooo:rsid="001041ce" style:font-size-asian="10.5pt" style:font-style-asian="normal" style:font-style-complex="normal"/>
    </style:style>
    <style:style style:name="T27" style:family="text">
      <style:text-properties style:font-name="Liberation Serif" fo:language="es" fo:country="ES" fo:font-style="normal" officeooo:rsid="001041ce" style:font-size-asian="10.5pt" style:font-style-asian="normal" style:font-style-complex="normal"/>
    </style:style>
    <style:style style:name="T28" style:family="text">
      <style:text-properties officeooo:rsid="00127ff0"/>
    </style:style>
    <text:list-style style:name="L1">
      <text:list-level-style-number text:level="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damentos de criptografía y seguridad informática</text:p>
      <text:p text:style-name="P1">Práctica I</text:p>
      <text:p text:style-name="P1"/>
      <text:p text:style-name="P1"/>
      <text:p text:style-name="P16">Ejercicio <text:span text:style-name="T28">1</text:span>: Sustitución monoalfabeto</text:p>
      <text:p text:style-name="P16"/>
      <text:list xml:id="list2362760573374312932" text:style-name="L1">
        <text:list-item>
          <text:p text:style-name="P4"><text:span text:style-name="T3">Método afín</text:span></text:p>
          <text:p text:style-name="P3"><text:span text:style-name="T2">Dentro del código a realizar, primero se abordó la funcionalidad respectiva a la captura y procesamiento de argumentos del programa, mediante la librería getopt.h. La principal fuente de aprendizaje para el uso de sus funciones fue su </text:span><text:span text:style-name="T4">manpage</text:span><text:span text:style-name="T7">, que incluye ejemplos de ejecución.</text:span></text:p>
          <text:p text:style-name="P3"><text:span text:style-name="T7"/></text:p>
          <text:p text:style-name="P3"><text:span text:style-name="T7">Una vez desarrollada y tras realizar unas sencillas pruebas para comprobar su funcionamiento, procedimos a generar la librería gmplib.a desde su código fuente para poder hacer uso de sus funciones de precisión arbitraria, y a partir de ahí comenzamos a desarrollar los algoritmos básicos del programa como extraer el máximo común divisor y encontrar el inverso multiplicativo con un número y módulo dados, que una vez funcionales movimos al archivo algoritmos.c, en el que desde entonces guardamos funciones cuya utilidad puede trascender el ámbito de cada ejercicio. También creamos una función encargada de buscar y guardar sólo las letras de un texto dado, pasándolas a mayúsculas, que nos serviría para las primeras pruebas de lectura y cifrado de texto.</text:span></text:p>
          <text:p text:style-name="P3"><text:span text:style-name="T7"/></text:p>
          <text:p text:style-name="P3"><text:span text:style-name="T8">Acabados los preliminares, lo siguiente fue implementar el cifrado y descifrado afín sobre un texto, dada su clave y el módulo sobre el que operar. Realizamos operaciones carácter a carácter y no hubo mayor inconveniente en transformar la fórmula a código gracias a la documentación y <text:s/>pulcritud del API gmplib.</text:span></text:p>
          <text:p text:style-name="P3"><text:span text:style-name="T8"/></text:p>
          <text:p text:style-name="P3"><text:span text:style-name="T8">Tras varias pruebas, depuración y corrección de errores (principalmente lectura y escritura de ficheros o flujos estándar), dimos el programa por terminado</text:span></text:p>
          <text:p text:style-name="P3"><text:span text:style-name="T8"/></text:p>
        </text:list-item>
        <text:list-item>
          <text:p text:style-name="P5"><text:span text:style-name="T6">Aplicación práctica</text:span></text:p>
          <text:p text:style-name="P9"><text:span text:style-name="T6">A partir del cifrado afín anterior, decidimos mejorar su robustez </text:span><text:span text:style-name="T9">añadiendo una clave más (elevando al cuadrado el espacio de claves posibles) y creando un cifrado de flujo tipo </text:span><text:span text:style-name="T5">Cipher Blockchain</text:span><text:span text:style-name="T9"> con un 0 como vector de inicialización, de manera que se requiere el doble de texto claro que en el cifrado afín y en el principio del texto para encontrar de manera trivial las claves. </text:span><text:span text:style-name="T10">El espacio de claves en este algoritmo es de (m·</text:span><text:span text:style-name="T26">Φ</text:span><text:span text:style-name="T27">(m)</text:span><text:span text:style-name="T10">)</text:span><text:span text:style-name="T25">2</text:span><text:span text:style-name="T13">, donde m es el módulo y </text:span><text:span text:style-name="T23">Φ</text:span><text:span text:style-name="T24">(m) el número de coprimos que tiene m.</text:span></text:p>
          <text:p text:style-name="P10"><text:span text:style-name="T6"/></text:p>
          <text:p text:style-name="P10"><text:span text:style-name="T6">Para dos claves (a,b) y (c,d), el cifrado es el siguiente:</text:span></text:p>
          <text:p text:style-name="P10"><text:span text:style-name="T6"/></text:p>
          <text:p text:style-name="P10"><text:span text:style-name="T12">Y</text:span><text:span text:style-name="T11">0 </text:span><text:span text:style-name="T12">= c · (a · X</text:span><text:span text:style-name="T11">0</text:span><text:span text:style-name="T12"> + b) + d</text:span></text:p>
          <text:p text:style-name="P10"><text:span text:style-name="T12">Y</text:span><text:span text:style-name="T11">i </text:span><text:span text:style-name="T12">= c · (a · (X</text:span><text:span text:style-name="T11">i-1</text:span><text:span text:style-name="T12">+ X</text:span><text:span text:style-name="T11">i</text:span><text:span text:style-name="T12">) + b) + d</text:span></text:p>
          <text:p text:style-name="P10"><text:span text:style-name="T12"/></text:p>
          <text:p text:style-name="P10"><text:span text:style-name="T12">Siendo X</text:span><text:span text:style-name="T11">n </text:span><text:span text:style-name="T12">el carácter enésimo del texto a cifrar y Y</text:span><text:span text:style-name="T11">n </text:span><text:span text:style-name="T12">el carácter ya cifrado.</text:span></text:p>
          <text:p text:style-name="P11"><text:span text:style-name="T12"/></text:p>
          <text:p text:style-name="P11"><text:span text:style-name="T12">Un ejemplo sería cifrar la palabra 'secreto' con claves (3,5) y (7,9) módulo 26, el resultado en hexadecimal sería el siguiente </text:span><text:span text:style-name="T15">(se debe</text:span><text:span text:style-name="T16">n leer los bytes de derecha a izquierda por cada 2</text:span><text:span text:style-name="T15">)</text:span><text:span text:style-name="T12">:</text:span></text:p>
          <text:p text:style-name="P11"><text:span text:style-name="T12"/></text:p>
          <text:p text:style-name="P11"><text:span text:style-name="T12">0C06010E07110009<text:tab/></text:span><text:span text:style-name="T16">(en orden de red 060C0E0111070900)</text:span></text:p>
          <text:p text:style-name="P12"><text:span text:style-name="T12"/></text:p>
          <text:p text:style-name="P12"><text:span text:style-name="T12"/></text:p>
          <text:p text:style-name="P12"><text:span text:style-name="T12"/></text:p>
          <text:p text:style-name="P12"><text:span text:style-name="T12"/></text:p>
          <text:p text:style-name="P12"><text:soft-page-break/><text:span text:style-name="T12">Que conociendo el texto 'SECR' al principio se extraen las claves resolviendo el sistema:</text:span></text:p>
          <text:p text:style-name="P12"><text:span text:style-name="T12"/></text:p>
          <text:p text:style-name="P12"><text:span text:style-name="T12">6 <text:s text:c="2"/>= </text:span><text:span text:style-name="T14">c · (a · </text:span><text:span text:style-name="T12">(0 + 83)</text:span><text:span text:style-name="T14"> + b) + d % </text:span><text:span text:style-name="T12">26</text:span></text:p>
          <text:p text:style-name="P12"><text:span text:style-name="T12">12 = </text:span><text:span text:style-name="T14">c · (a · </text:span><text:span text:style-name="T12">(83 + 69)</text:span><text:span text:style-name="T14"> + b) + d % </text:span><text:span text:style-name="T12">26</text:span></text:p>
          <text:p text:style-name="P12"><text:span text:style-name="T12">14 = </text:span><text:span text:style-name="T14">c · (a · </text:span><text:span text:style-name="T12">(69 + 67)</text:span><text:span text:style-name="T14"> + b) + d % </text:span><text:span text:style-name="T12">26</text:span></text:p>
          <text:p text:style-name="P12"><text:span text:style-name="T12">1 <text:s text:c="2"/>= </text:span><text:span text:style-name="T14">c · (a · </text:span><text:span text:style-name="T12">(67 + 82)</text:span><text:span text:style-name="T14"> + b) + d % </text:span><text:span text:style-name="T12">26</text:span></text:p>
          <text:p text:style-name="P13"><text:span text:style-name="T12"/></text:p>
          <text:p text:style-name="P13"><text:span text:style-name="T12">Resolviendo las ecuaciones diofánticas, tomando los resultados positivos mínimos, se obtiene la clave original. </text:span></text:p>
          <text:p text:style-name="P11"><text:span text:style-name="T12"/></text:p>
          <text:p text:style-name="P11"><text:span text:style-name="T12">Cabe destacar todos los caracteres cifrados son tomados por su valor ASCII, y por tanto </text:span><text:span text:style-name="T13">se garantiza sólo la transformación reversible de caracteres alfabéticos en ASCII, siendo el texto resultante siempre mayúsculas.</text:span><text:span text:style-name="T12"> </text:span></text:p>
          <text:p text:style-name="P11"><text:span text:style-name="T12"/></text:p>
          <text:p text:style-name="P10"><text:span text:style-name="T12">Tal y como está implementado, se puede atacar al algoritmo por bloques de una longitud arbitraria (512 caracteres), aunque no sería muy difícil cubrir esta vulnerabilidad. Se ha mantenido así para mantener el cuerpo del programa en este otros ejercicios lo más heterogéneo posible, requiriendo solo cambiar los argumentos capturados e internamente las funciones de cifrado y </text:span><text:span text:style-name="T13">descifrado.</text:span></text:p>
          <text:p text:style-name="P13"><text:span text:style-name="T13"/></text:p>
        </text:list-item>
      </text:list>
      <text:p text:style-name="P17"><text:span text:style-name="T22">E</text:span><text:span text:style-name="T21">jercicio 2: Sustitución polialfabeto</text:span></text:p>
      <text:p text:style-name="P14"><text:span text:style-name="T12"/></text:p>
      <text:list xml:id="list7675747120734756942" text:style-name="L2">
        <text:list-item>
          <text:p text:style-name="P6"><text:span text:style-name="T18">Cifrado de Hill</text:span></text:p>
          <text:p text:style-name="P21"><text:span text:style-name="T16">Partiendo del código desarrollado en ejercicios anteriores, la dificultad del ejercicio recayó en implementar las funciones relativas a operaciones con matrices, como calcular el determinante de la matriz, la matriz de adjuntos, la matriz traspuesta </text:span><text:span text:style-name="T17">y</text:span><text:span text:style-name="T16"> la matriz inversa, </text:span><text:span text:style-name="T17">entre otras</text:span><text:span text:style-name="T16">, todas con un módulo dado cuando fuera pertinente.</text:span></text:p>
          <text:p text:style-name="P15"><text:span text:style-name="T12"/></text:p>
          <text:p text:style-name="P15"><text:span text:style-name="T12">Primero se crearon las funciones sin considerar el módulo para una comprobación más rápida de la validez de los resultados; luego se transformaron a módulo m mediante una función específica creada a ese efecto. También creamos funciones de inicialización y liberación de recursos de las matrices para aumentar la legibilidad y eficiencia de memoria del código.</text:span></text:p>
          <text:p text:style-name="P19"><text:span text:style-name="T12"/></text:p>
          <text:p text:style-name="P19"><text:span text:style-name="T12">Resueltas las dependencias de funcionalidad, se procedió a realizar las funciones de cifrado y descifrado, con cabeceras intencionalmente similares a las de los algoritmos anteriores. La función de cifrado rellena la matriz a cifrar cuando no dispone de caracteres suficientes (lo cual hace trivial conocer el tamaño de la clave más probable teniendo el texto cifrado), </text:span><text:span text:style-name="T18">relleno </text:span><text:span text:style-name="T12">que luego en la parte de descifrado </text:span><text:span text:style-name="T18">se </text:span><text:span text:style-name="T12">descarta.</text:span></text:p>
          <text:p text:style-name="P20"><text:span text:style-name="T12"/></text:p>
          <text:p text:style-name="P20"><text:span text:style-name="T12">Tras probar el cifrado y descifrado y realizar algunos ajustes para que rellenara la matriz correctamente, se dio por terminado el desarrollo</text:span></text:p>
          <text:p text:style-name="P20"><text:span text:style-name="T12"/></text:p>
        </text:list-item>
        <text:list-item>
          <text:p text:style-name="P7"><text:span text:style-name="T12">Cifrado de Vig</text:span><text:span text:style-name="T19">e</text:span><text:span text:style-name="T12">n</text:span><text:span text:style-name="T19">è</text:span><text:span text:style-name="T12">re</text:span></text:p>
          <text:p text:style-name="P22"><text:span text:style-name="T12">Siguiendo el esquema de otros ejercicios, la dificultad del ejercicio recayó en la implementación de los algoritmos de cifrado y descifrado, semejantes a los del primer ejercicio.</text:span></text:p>
          <text:p text:style-name="P22"><text:span text:style-name="T12"/></text:p>
          <text:p text:style-name="P22"><text:span text:style-name="T12">Una vez terminadas sendas funciones, se realizaron pruebas con textos pequeños, pero también con artículos de prensa y blogs en Internet.</text:span></text:p>
        </text:list-item>
      </text:list>
      <text:p text:style-name="P23"><text:span text:style-name="T12"/></text:p>
      <text:p text:style-name="P23"><text:span text:style-name="T12"/></text:p>
      <text:p text:style-name="P23"><text:span text:style-name="T12"/></text:p>
      <text:list xml:id="list142545664763765" text:continue-numbering="true" text:style-name="L2">
        <text:list-header>
          <text:p text:style-name="P22"><text:span text:style-name="T12"/></text:p>
        </text:list-header>
        <text:list-item>
          <text:p text:style-name="P8"><text:soft-page-break/><text:span text:style-name="T12">Criptoanálsis de Vigenère (incompleto)</text:span></text:p>
          <text:p text:style-name="P22"><text:span text:style-name="T12">Para el criptanálsis desarrollamos dos programas correspondientes a los dos métodos principales de análsis: el test de Kasiski y el método por índices de coincidencia.</text:span></text:p>
        </text:list-item>
      </text:list>
      <text:p text:style-name="P23"><text:span text:style-name="T12"/></text:p>
      <text:p text:style-name="P18"><text:span text:style-name="T21">Ejercicio 3: Método de transposición</text:span></text:p>
      <text:p text:style-name="P23"><text:span text:style-name="T12"/></text:p>
      <text:p text:style-name="P24"><text:span text:style-name="T12">Una vez modificado el código de ejercicios anteriores para capturar los argumentos necesarios para este algoritmo (con algún control de errores extra), fue necesario crear funciones para </text:span><text:span text:style-name="T20">obtener un número aleatorio menos que otro dado, </text:span><text:span text:style-name="T12">crear las permutaciones aleatorias </text:span><text:span text:style-name="T20">y administrar los datos del conjunto de números aleatorios cuando era removido un elemento.</text:span></text:p>
      <text:list xml:id="list142545588673181" text:continue-numbering="true" text:style-name="L2">
        <text:list-header>
          <text:p text:style-name="P20"><text:span text:style-name="T12"/></text:p>
        </text:list-header>
      </text:list>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staff </meta:initial-creator>
    <meta:creation-date>2016-10-24T10:50:11.864011373</meta:creation-date>
    <dc:date>2016-10-24T14:25:44.082854809</dc:date>
    <dc:creator>Falstaff </dc:creator>
    <meta:editing-duration>PT43M8S</meta:editing-duration>
    <meta:editing-cycles>2</meta:editing-cycles>
    <meta:generator>LibreOffice/5.0.3.2$Linux_X86_64 LibreOffice_project/00m0$Build-2</meta:generator>
    <meta:document-statistic meta:table-count="0" meta:image-count="0" meta:object-count="0" meta:page-count="3" meta:paragraph-count="37" meta:word-count="949" meta:character-count="5776" meta:non-whitespace-character-count="4862"/>
  </office:meta>
</office:document-meta>
</file>